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2.61mm"/>
    </style:style>
    <style:style style:name="co18" style:family="table-column">
      <style:table-column-properties fo:break-before="auto" style:column-width="7.97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20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1.920969" calcext:value-type="float">
            <text:p>1,921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1.920969" calcext:value-type="float">
            <text:p>1,921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2.111601" calcext:value-type="float">
            <text:p>2,112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2.111601" calcext:value-type="float">
            <text:p>2,112</text:p>
          </table:table-cell>
          <table:table-cell table:style-name="ce4" table:formula="of:=[.E6]/[.$E$5]" office:value-type="float" office:value="1.09923741611655" calcext:value-type="float">
            <text:p>1,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float" office:value="47.12058" calcext:value-type="float">
            <text:p>47,121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47.12058" calcext:value-type="float">
            <text:p>47,121</text:p>
          </table:table-cell>
          <table:table-cell table:style-name="ce4" table:formula="of:=[.E7]/[.$E$5]" office:value-type="float" office:value="24.5295889730651" calcext:value-type="float">
            <text:p>24,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38.459115" calcext:value-type="float">
            <text:p>38,459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38.459115" calcext:value-type="float">
            <text:p>38,459</text:p>
          </table:table-cell>
          <table:table-cell table:style-name="ce4" table:formula="of:=[.E8]/[.$E$5]" office:value-type="float" office:value="20.0206848731031" calcext:value-type="float">
            <text:p>20,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28.569374" calcext:value-type="float">
            <text:p>28,569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0.183513996491488" calcext:value-type="float">
            <text:p>0,184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27.712601" calcext:value-type="float">
            <text:p>27,713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0.189187582933843" calcext:value-type="float">
            <text:p>0,189</text:p>
          </table:table-cell>
          <table:table-cell table:style-name="ce4" table:formula="of:=[.E15]/[.$E$14]" office:value-type="float" office:value="1.03091636905536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8.017641" calcext:value-type="float">
            <text:p>8,018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0.653918029006288" calcext:value-type="float">
            <text:p>0,654</text:p>
          </table:table-cell>
          <table:table-cell table:style-name="ce4" table:formula="of:=[.E16]/[.$E$14]" office:value-type="float" office:value="3.56331419678182" calcext:value-type="float">
            <text:p>3,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0.665473" calcext:value-type="float">
            <text:p>0,665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7.87842632233013" calcext:value-type="float">
            <text:p>7,878</text:p>
          </table:table-cell>
          <table:table-cell table:style-name="ce4" table:formula="of:=[.E17]/[.$E$14]" office:value-type="float" office:value="42.9309288280667" calcext:value-type="float">
            <text:p>42,9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788796" calcext:value-type="float">
            <text:p>0,788796</text:p>
          </table:table-cell>
          <table:table-cell office:value-type="float" office:value="1.011993" calcext:value-type="float">
            <text:p>1,011993</text:p>
          </table:table-cell>
          <table:table-cell office:value-type="float" office:value="1.920969" calcext:value-type="float">
            <text:p>1,92096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68138" calcext:value-type="float">
            <text:p>0,868138</text:p>
          </table:table-cell>
          <table:table-cell office:value-type="float" office:value="1.216101" calcext:value-type="float">
            <text:p>1,216101</text:p>
          </table:table-cell>
          <table:table-cell office:value-type="float" office:value="2.111601" calcext:value-type="float">
            <text:p>2,1116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7.295395" calcext:value-type="float">
            <text:p>317,295395</text:p>
          </table:table-cell>
          <table:table-cell office:value-type="float" office:value="4.987404" calcext:value-type="float">
            <text:p>4,987404</text:p>
          </table:table-cell>
          <table:table-cell office:value-type="float" office:value="47.12058" calcext:value-type="float">
            <text:p>47,120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.37087" calcext:value-type="float">
            <text:p>32,37087</text:p>
          </table:table-cell>
          <table:table-cell office:value-type="float" office:value="5.962152" calcext:value-type="float">
            <text:p>5,962152</text:p>
          </table:table-cell>
          <table:table-cell office:value-type="float" office:value="38.459115" calcext:value-type="float">
            <text:p>38,459115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8.519578" calcext:value-type="float">
            <text:p>28,519578</text:p>
          </table:table-cell>
          <table:table-cell office:value-type="float" office:value="0.004917" calcext:value-type="float">
            <text:p>0,004917</text:p>
          </table:table-cell>
          <table:table-cell office:value-type="float" office:value="28.569374" calcext:value-type="float">
            <text:p>28,56937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7.675635" calcext:value-type="float">
            <text:p>27,675635</text:p>
          </table:table-cell>
          <table:table-cell office:value-type="float" office:value="0.001962" calcext:value-type="float">
            <text:p>0,001962</text:p>
          </table:table-cell>
          <table:table-cell office:value-type="float" office:value="27.712601" calcext:value-type="float">
            <text:p>27,7126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0.409329" calcext:value-type="float">
            <text:p>30,409329</text:p>
          </table:table-cell>
          <table:table-cell office:value-type="float" office:value="0.002982" calcext:value-type="float">
            <text:p>0,002982</text:p>
          </table:table-cell>
          <table:table-cell office:value-type="float" office:value="8.017641" calcext:value-type="float">
            <text:p>8,01764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330177" calcext:value-type="float">
            <text:p>0,330177</text:p>
          </table:table-cell>
          <table:table-cell office:value-type="float" office:value="0.33458" calcext:value-type="float">
            <text:p>0,33458</text:p>
          </table:table-cell>
          <table:table-cell office:value-type="float" office:value="0.665473" calcext:value-type="float">
            <text:p>0,665473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00-00-00</text:date>, <text:time style:data-style-name="N2" text:time-value="17:54:11.325640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8-11-08T19:22:32.275037548</dc:date>
    <meta:editing-duration>PT6H51M17S</meta:editing-duration>
    <meta:editing-cycles>28</meta:editing-cycles>
    <meta:generator>LibreOffice/6.0.6.1$Linux_X86_64 LibreOffice_project/00$Build-1</meta:generator>
    <meta:document-statistic meta:table-count="3" meta:cell-count="122" meta:object-count="0"/>
  </office:meta>
</office:document-meta>
</file>